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dfc5" officeooo:paragraph-rsid="000fdfc5"/>
    </style:style>
    <style:style style:name="P2" style:family="paragraph" style:parent-style-name="Standard">
      <style:paragraph-properties fo:text-align="center" style:justify-single-word="false"/>
      <style:text-properties officeooo:rsid="000fdfc5" officeooo:paragraph-rsid="000fdfc5"/>
    </style:style>
    <style:style style:name="P3" style:family="paragraph" style:parent-style-name="Standard">
      <style:text-properties officeooo:rsid="0010253f" officeooo:paragraph-rsid="0010253f"/>
    </style:style>
    <style:style style:name="P4" style:family="paragraph" style:parent-style-name="Standard">
      <style:text-properties officeooo:rsid="0010253f" officeooo:paragraph-rsid="00102e36"/>
    </style:style>
    <style:style style:name="P5" style:family="paragraph" style:parent-style-name="Standard">
      <style:text-properties officeooo:rsid="00102e36" officeooo:paragraph-rsid="00102e36"/>
    </style:style>
    <style:style style:name="P6" style:family="paragraph" style:parent-style-name="Standard">
      <style:text-properties officeooo:rsid="001120f0" officeooo:paragraph-rsid="00115a76"/>
    </style:style>
    <style:style style:name="P7" style:family="paragraph" style:parent-style-name="Standard">
      <style:text-properties officeooo:rsid="001120f0" officeooo:paragraph-rsid="0013dfaf"/>
    </style:style>
    <style:style style:name="P8" style:family="paragraph" style:parent-style-name="Standard">
      <style:text-properties officeooo:rsid="0015c794" officeooo:paragraph-rsid="00115a76"/>
    </style:style>
    <style:style style:name="T1" style:family="text">
      <style:text-properties style:text-position="sub 58%"/>
    </style:style>
    <style:style style:name="T2" style:family="text">
      <style:text-properties officeooo:rsid="0010253f"/>
    </style:style>
    <style:style style:name="T3" style:family="text">
      <style:text-properties officeooo:rsid="00102e3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5a76"/>
    </style:style>
    <style:style style:name="T6" style:family="text">
      <style:text-properties style:text-position="super 58%" officeooo:rsid="0011f567"/>
    </style:style>
    <style:style style:name="T7" style:family="text">
      <style:text-properties officeooo:rsid="001120f0"/>
    </style:style>
    <style:style style:name="T8" style:family="text">
      <style:text-properties officeooo:rsid="00115a76"/>
    </style:style>
    <style:style style:name="T9" style:family="text">
      <style:text-properties officeooo:rsid="0011f567"/>
    </style:style>
    <style:style style:name="T10" style:family="text">
      <style:text-properties officeooo:rsid="0013dfaf"/>
    </style:style>
    <style:style style:name="T11" style:family="text">
      <style:text-properties officeooo:rsid="0015c7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ifferential Existential Paths</text:p>
      <text:p text:style-name="P2">by Sven Nilsen, 2017</text:p>
      <text:p text:style-name="P1"/>
      <text:p text:style-name="P1">A differential existential path is defined as following:</text:p>
      <text:p text:style-name="P1"/>
      <text:p text:style-name="P1"><text:tab/>∀ f : A → A { ∃’f &lt;=&gt; ∃(\(x) = f(x) – x) }</text:p>
      <text:p text:style-name="P1"/>
      <text:p text:style-name="P1">When there is a domain constraint:</text:p>
      <text:p text:style-name="P1"/>
      <text:p text:style-name="P1"><text:tab/>∀ f : A → A { ∃’f{T<text:span text:style-name="T1">A</text:span>} &lt;=&gt; ∃(\(x : T<text:span text:style-name="T1">A</text:span>) = f(x) – x) }</text:p>
      <text:p text:style-name="P1"/>
      <text:p text:style-name="P1">Differential existential paths are used to analyze changes in dynamical systems that has an iterative function as law for motion. <text:span text:style-name="T2">Like existential paths, one can learn something simply by looking at the expression.</text:span></text:p>
      <text:p text:style-name="P1"/>
      <text:p text:style-name="P3">Here is a very simple function that increases one unit per step:</text:p>
      <text:p text:style-name="P1"/>
      <text:p text:style-name="P1"><text:tab/><text:span text:style-name="T2">f := \(x : real) = x + 1</text:span></text:p>
      <text:p text:style-name="P1"><text:tab/>∃’<text:span text:style-name="T2">f := \(x) = x == 1</text:span></text:p>
      <text:p text:style-name="P1"/>
      <text:p text:style-name="P3">The differential existential path returns `true` for <text:span text:style-name="T7">`</text:span>1<text:span text:style-name="T7">`</text:span> <text:span text:style-name="T3">only</text:span> because the function increases the value with <text:span text:style-name="T7">`</text:span>1<text:span text:style-name="T7">`</text:span> everywhere. <text:span text:style-name="T3">From this we can derive the following rule:</text:span></text:p>
      <text:p text:style-name="P3"/>
      <text:p text:style-name="P4"><text:tab/><text:span text:style-name="T3">a : [∃’</text:span>f<text:span text:style-name="T3">] true =&gt; a : (= 1)</text:span></text:p>
      <text:p text:style-name="P4"/>
      <text:p text:style-name="P5">Here is another example:</text:p>
      <text:p text:style-name="P5"/>
      <text:p text:style-name="P5"><text:tab/>f := \(x : real) = x<text:span text:style-name="T4">2</text:span></text:p>
      <text:p text:style-name="P5"><text:tab/>∃’<text:span text:style-name="T2">f :</text:span>= <text:span text:style-name="T7">\(x) = x &gt;= -1/4</text:span></text:p>
      <text:p text:style-name="P5"/>
      <text:p text:style-name="P6">The lowest value of `-1/4` <text:span text:style-name="T8">comes from taking the derivative and finding the critical point and then evaluate the function. Since the function is unbounded upwards we know it is a minimum value:</text:span></text:p>
      <text:p text:style-name="P7"/>
      <text:p text:style-name="P7"><text:span text:style-name="T8"><text:tab/>g(x) = f(x) – x = x</text:span><text:span text:style-name="T5">2</text:span><text:span text:style-name="T8"> – x</text:span></text:p>
      <text:p text:style-name="P7"><text:tab/><text:span text:style-name="T11">g’(x) = 2x – 1</text:span></text:p>
      <text:p text:style-name="P7"/>
      <text:p text:style-name="P7"><text:tab/><text:span text:style-name="T9">2x – 1 = 0</text:span></text:p>
      <text:p text:style-name="P7"><text:tab/><text:span text:style-name="T9">2x = 1</text:span></text:p>
      <text:p text:style-name="P7"><text:tab/><text:span text:style-name="T9">x = 1/2</text:span></text:p>
      <text:p text:style-name="P6"/>
      <text:p text:style-name="P6"><text:tab/><text:span text:style-name="T8">(1/2)</text:span><text:span text:style-name="T5">2</text:span><text:span text:style-name="T8"> – 1/2 = 1/4 – 1/2 = 1/4 – 2/4 = -1/4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0:55:23.670891000</meta:creation-date>
    <dc:date>2017-07-07T13:01:20.318364000</dc:date>
    <meta:editing-duration>PT2M30S</meta:editing-duration>
    <meta:editing-cycles>1</meta:editing-cycles>
    <meta:document-statistic meta:table-count="0" meta:image-count="0" meta:object-count="0" meta:page-count="1" meta:paragraph-count="22" meta:word-count="229" meta:character-count="1127" meta:non-whitespace-character-count="898"/>
    <meta:generator>LibreOffice/5.1.2.2$MacOSX_X86_64 LibreOffice_project/d3bf12ecb743fc0d20e0be0c58ca359301eb705f</meta:generator>
  </office:meta>
</office:document-meta>
</file>